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6" style:family="paragraph" style:parent-style-name="Text_20_body" style:list-style-name="L1">
      <style:paragraph-properties>
        <style:tab-stops>
          <style:tab-stop style:position="6.535cm"/>
        </style:tab-stops>
      </style:paragraph-properties>
    </style:style>
    <style:style style:name="P57"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59366196"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978285927"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720603451"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648066144"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650193512"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750493741"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062479485"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828448425"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175593803"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460776387" text:continue-list="list1059366196"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2157932810"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017713286"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871734989"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314830726"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2048143333"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446140955" text:style-name="L1">
        <text:list-item>
          <text:p text:style-name="P54">inizializzazzione dello scraper, impostando args a nil</text:p>
        </text:list-item>
        <text:list-item>
          <text:p text:style-name="P56"><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4">filter, che semplicemente filtra I risultati in base ad una blacklist creata in un diverso momento</text:p>
        </text:list-item>
        <text:list-item>
          <text:p text:style-name="P54">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4">indexer, con l'insieme di dati, l'indexer si occupa di inserirli all'interno del DB, con lingua, data di pubblicazione, titolo della pagina, contenuto principale, profile ID se è in blacklist e altro</text:p>
        </text:list-item>
        <text:list-item>
          <text:p text:style-name="P54">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471737282" text:style-name="L2">
        <text:list-item>
          <text:p text:style-name="P57">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10</text:p>
      <text:p text:style-name="P37"/>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text:soft-page-break/>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0-12-10T10:31:07</dc:date>
    <meta:editing-cycles>213</meta:editing-cycles>
    <meta:editing-duration>PT121H37M13S</meta:editing-duration>
    <meta:generator>OpenOffice.org/3.2$Linux OpenOffice.org_project/320m12$Build-9483</meta:generator>
    <dc:creator>andrea </dc:creator>
    <meta:document-statistic meta:table-count="1" meta:image-count="0" meta:object-count="0" meta:page-count="26" meta:paragraph-count="695" meta:word-count="10756" meta:character-count="96520"/>
    <meta:user-defined meta:name="Info 1"/>
    <meta:user-defined meta:name="Info 2"/>
    <meta:user-defined meta:name="Info 3"/>
    <meta:user-defined meta:name="Info 4"/>
  </office:meta>
</office:document-meta>
</file>